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ContextHolderTests.testSetLocaleAndSetTimeZoneM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ocaleContextHolderTests.testS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caleContextHolderTests.testSetTimeZoneAwareLoca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eContextHolderTests.testS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caleContextHolderTests.testSetLoca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